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-33% 58%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Event" draw:layer="layout" svg:width="2.54cm" svg:height="1.27cm" svg:x="2.035cm" svg:y="10.525cm">
          <text:p>EventNo </text:p>
          <text:p>(I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vent" draw:layer="layout" svg:width="2.54cm" svg:height="1.27cm" svg:x="4.61cm" svg:y="10.525cm">
          <text:p>Timestamp</text:p>
          <text:p>(T<text:span text:style-name="T1">sec</text:span>, T<text:span text:style-name="T1">usec</text:span>)</text:p>
          <draw:enhanced-geometry svg:viewBox="0 0 21600 21600" draw:type="rectangle" draw:enhanced-path="M 0 0 L 21600 0 21600 21600 0 21600 0 0 Z N"/>
        </draw:custom-shape>
        <draw:custom-shape draw:style-name="Event" draw:layer="layout" svg:width="2.54cm" svg:height="1.27cm" svg:x="7.115cm" svg:y="10.525cm">
          <text:p>Event Origin</text:p>
          <text:p>(o)</text:p>
          <draw:enhanced-geometry svg:viewBox="0 0 21600 21600" draw:type="rectangle" draw:enhanced-path="M 0 0 L 21600 0 21600 21600 0 21600 0 0 Z N"/>
        </draw:custom-shape>
        <draw:custom-shape draw:style-name="Event" draw:layer="layout" svg:width="2.54cm" svg:height="1.27cm" svg:x="9.69cm" svg:y="10.525cm">
          <text:p>EventType</text:p>
          <text:p>(c)</text:p>
          <draw:enhanced-geometry svg:viewBox="0 0 21600 21600" draw:type="rectangle" draw:enhanced-path="M 0 0 L 21600 0 21600 21600 0 21600 0 0 Z N"/>
        </draw:custom-shape>
        <draw:custom-shape draw:style-name="Event" draw:layer="layout" svg:width="7.82cm" svg:height="1.27cm" svg:x="12.23cm" svg:y="10.525cm">
          <text:p>a<text:span text:style-name="T2">1</text:span> = v<text:span text:style-name="T1">1</text:span> <text:s/>, a<text:span text:style-name="T1">2</text:span> = v<text:span text:style-name="T1">2,</text:span> <text:s/>a<text:span text:style-name="T1">3</text:span> = v<text:span text:style-name="T1">3</text:span> <text:s/>..... , a<text:span text:style-name="T1">d</text:span> = v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54cm" svg:height="1.029cm" svg:x="2.135cm" svg:y="12.026cm">
          <draw:text-box>
            <text:p text:style-name="P1"><text:span text:style-name="T3">Unique ID wrt. eventtype</text:span></text:p>
          </draw:text-box>
        </draw:frame>
        <draw:frame draw:style-name="gr1" draw:text-style-name="P3" draw:layer="layout" svg:width="2.54cm" svg:height="1.029cm" svg:x="4.81cm" svg:y="12.036cm">
          <draw:text-box>
            <text:p><text:span text:style-name="T4">UNIX Epoch Format </text:span></text:p>
          </draw:text-box>
        </draw:frame>
        <draw:frame draw:style-name="gr1" draw:text-style-name="P3" draw:layer="layout" svg:width="2.54cm" svg:height="1.029cm" svg:x="7.15cm" svg:y="11.995cm">
          <draw:text-box>
            <text:p><text:span text:style-name="T4">Typically the <text:s/>hostname</text:span></text:p>
          </draw:text-box>
        </draw:frame>
        <draw:frame draw:style-name="gr1" draw:text-style-name="P3" draw:layer="layout" svg:width="2.54cm" svg:height="0.885cm" svg:x="9.755cm" svg:y="12.026cm">
          <draw:text-box>
            <text:p><text:span text:style-name="T4"><text:s/></text:span><text:span text:style-name="T4">EventType</text:span></text:p>
          </draw:text-box>
        </draw:frame>
        <draw:frame draw:style-name="gr1" draw:text-style-name="P3" draw:layer="layout" svg:width="6.985cm" svg:height="1.029cm" svg:x="12.295cm" svg:y="12.026cm">
          <draw:text-box>
            <text:p><text:span text:style-name="T5">'d'</text:span><text:span text:style-name="T4"> Attributes corresponding to the Event Type and their corresponding values.</text:span></text:p>
          </draw:text-box>
        </draw:frame>
        <draw:custom-shape draw:style-name="Event" draw:layer="layout" svg:width="2.54cm" svg:height="1.27cm" svg:x="2.035cm" svg:y="14.025cm">
          <text:p>1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vent" draw:layer="layout" svg:width="2.54cm" svg:height="1.27cm" svg:x="4.61cm" svg:y="14.025cm">
          <text:p/>
          <text:p>(1261169032, </text:p>
          <text:p>11234)</text:p>
          <text:p/>
          <draw:enhanced-geometry svg:viewBox="0 0 21600 21600" draw:type="rectangle" draw:enhanced-path="M 0 0 L 21600 0 21600 21600 0 21600 0 0 Z N"/>
        </draw:custom-shape>
        <draw:custom-shape draw:style-name="Event" draw:layer="layout" svg:width="2.54cm" svg:height="1.27cm" svg:x="7.115cm" svg:y="14.025cm">
          <text:p>attacker</text:p>
          <draw:enhanced-geometry svg:viewBox="0 0 21600 21600" draw:type="rectangle" draw:enhanced-path="M 0 0 L 21600 0 21600 21600 0 21600 0 0 Z N"/>
        </draw:custom-shape>
        <draw:custom-shape draw:style-name="Event" draw:layer="layout" svg:width="2.54cm" svg:height="1.27cm" svg:x="9.69cm" svg:y="14.025cm">
          <text:p>PACKET_TCP</text:p>
          <draw:enhanced-geometry svg:viewBox="0 0 21600 21600" draw:type="rectangle" draw:enhanced-path="M 0 0 L 21600 0 21600 21600 0 21600 0 0 Z N"/>
        </draw:custom-shape>
        <draw:custom-shape draw:style-name="Event" draw:layer="layout" svg:width="7.82cm" svg:height="1.27cm" svg:x="12.23cm" svg:y="14.025cm">
          <text:p>sipaddr=192.168.1.51, dipaddr=128.9.160.161, </text:p>
          <text:p>sport=33780, dport=993, tcpflags=2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layer="layout" svg:width="3.175cm" svg:height="0.885cm" svg:x="7.985cm" svg:y="13.065cm">
          <draw:text-box>
            <text:p>(a) Event Format</text:p>
          </draw:text-box>
        </draw:frame>
        <draw:frame draw:style-name="gr1" draw:layer="layout" svg:width="10.16cm" svg:height="0.885cm" svg:x="6.715cm" svg:y="15.566cm">
          <draw:text-box>
            <text:p>(b) Example PACKET_TCP event <text:s/>(w/ partial attributes show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" style:family="graphic" style:parent-style-name="standard">
      <style:graphic-properties svg:stroke-width="0.051cm" draw:marker-start-width="0.381cm" draw:marker-end-width="0.381cm" draw:fill="solid" draw:fill-color="#ffffcc" draw:textarea-horizontal-align="justify" draw:textarea-vertical-align="middle" draw:auto-grow-height="false" draw:shadow="visible" draw:shadow-offset-x="0.051cm" draw:shadow-offset-y="0.051cm"/>
      <style:paragraph-properties fo:text-align="center"/>
      <style:text-properties fo:font-family="Arial" style:font-style-name="Bold" style:font-family-generic="swiss" fo:font-size="10pt" fo:font-weight="bold" style:font-size-asian="10pt" style:font-weight-asian="bold" style:font-size-complex="10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un Viswanathan</meta:initial-creator>
    <meta:creation-date>2010-05-10T19:44:59</meta:creation-date>
    <dc:date>2011-06-11T15:22:48</dc:date>
    <dc:creator>Admin </dc:creator>
    <meta:editing-duration>PT48M42S</meta:editing-duration>
    <meta:editing-cycles>33</meta:editing-cycles>
    <meta:generator>LibreOffice/3.3$Unix LibreOffice_project/330m19$Build-202</meta:generator>
    <meta:document-statistic meta:object-count="17"/>
  </office:meta>
</office:document-meta>
</file>